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font-name="Courier 10 Pitch1" fo:font-size="20pt" style:font-size-asian="20pt" style:font-size-complex="20pt"/>
    </style:style>
    <style:style style:name="T3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ands On</text:p>
            <text:p><text:span text:style-name="T1">Ob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andigital number is a number that contains:</text:p>
                <text:list>
                  <text:list-item>
                    <text:p>At least one of each digit in its base system.</text:p>
                  </text:list-item>
                  <text:list-item>
                    <text:p>Only digits from the base system.</text:p>
                  </text:list-item>
                  <text:list-item>
                    <text:p>Zero is one of the digits, but leading zeros are insignificant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a Moose-based class that satisfies this driver script (for any arbitrary base-ten string).</text:p>
                <text:p><text:span text:style-name="T2"/></text:p>
                <text:p><text:span text:style-name="T2">my $number = "1234567890";</text:span></text:p>
                <text:p><text:span text:style-name="T2">my $p = Pandigital-&gt;new( number =&gt; $number );</text:span></text:p>
                <text:p><text:span text:style-name="T2">print $p-&gt;number, “ is ", </text:span></text:p>
                <text:p><text:span text:style-name="T2"><text:s text:c="6"/></text:span><text:span text:style-name="T2">$p-&gt;is_pandigital ? '' : "not ", </text:span></text:p>
                <text:p><text:span text:style-name="T2"><text:s text:c="6"/></text:span><text:span text:style-name="T2">"pandigital.\n"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y the class to accept the following driver:</text:p>
                <text:p><text:span text:style-name="T2"/></text:p>
                <text:p><text:span text:style-name="T2">my $number = "1234567890";</text:span></text:p>
                <text:p><text:span text:style-name="T2">my $p = Pandigital-&gt;new( </text:span></text:p>
                <text:p><text:span text:style-name="T2"><text:s text:c="2"/></text:span><text:span text:style-name="T2">base =&gt; 10, number =&gt; $number </text:span></text:p>
                <text:p><text:span text:style-name="T2">);</text:span></text:p>
                <text:p><text:span text:style-name="T2">print $p-&gt;number, “ is ", </text:span></text:p>
                <text:p><text:span text:style-name="T2"><text:s text:c="6"/></text:span><text:span text:style-name="T2">$p-&gt;is_pandigital ? '' : "not ", </text:span></text:p>
                <text:p><text:span text:style-name="T2"><text:s text:c="6"/></text:span><text:span text:style-name="T2">"pandigital for base ", $p-&gt;base, “.\n”;</text:span></text:p>
                <text:p><text:span text:style-name="T2"/></text:p>
                <text:p><text:span text:style-name="T3">...for any base from 2 through 10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ra Cred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eak the classes out, each into their own files.</text:p>
              </text:list-item>
              <text:list-item>
                <text:p>Use FindBin and lib in your driver script to tell the driver where to find the module fi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6:34:56.145117981</meta:creation-date>
    <dc:date>2014-07-09T14:53:07.205499457</dc:date>
    <meta:editing-duration>PT48M59S</meta:editing-duration>
    <meta:editing-cycles>6</meta:editing-cycles>
    <meta:generator>LibreOffice/4.2.4.2$Linux_X86_64 LibreOffice_project/420m0$Build-2</meta:generator>
    <meta:document-statistic meta:object-count="40"/>
  </office:meta>
</office:document-meta>
</file>